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ryomanes" svg:font-family="Thryomanes" style:font-pitch="variable"/>
    <style:font-face style:name="Zekton" svg:font-family="Zekto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hryomanes"/>
    </style:style>
    <style:style style:name="P2" style:family="paragraph" style:parent-style-name="Standard">
      <style:paragraph-properties fo:text-align="justify" style:justify-single-word="false"/>
      <style:text-properties style:font-name="Thryomanes" fo:background-color="#ff00ff"/>
    </style:style>
    <style:style style:name="P3" style:family="paragraph" style:parent-style-name="Standard">
      <style:paragraph-properties fo:text-align="justify" style:justify-single-word="false"/>
      <style:text-properties style:font-name="Thryomanes" fo:background-color="#e6e6ff"/>
    </style:style>
    <style:style style:name="P4" style:family="paragraph" style:parent-style-name="Standard">
      <style:paragraph-properties fo:text-align="justify" style:justify-single-word="false"/>
      <style:text-properties style:font-name="Thryomanes" fo:background-color="#ff3366"/>
    </style:style>
    <style:style style:name="P5" style:family="paragraph" style:parent-style-name="Standard">
      <style:paragraph-properties fo:text-align="justify" style:justify-single-word="false"/>
      <style:text-properties style:font-name="Thryomanes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font-name="Thryomanes" fo:background-color="#ff0000"/>
    </style:style>
    <style:style style:name="P7" style:family="paragraph" style:parent-style-name="Standard">
      <style:text-properties fo:background-color="#ff00ff"/>
    </style:style>
    <style:style style:name="P8" style:family="paragraph" style:parent-style-name="Standard">
      <style:text-properties fo:background-color="#0000ff"/>
    </style:style>
    <style:style style:name="P9" style:family="paragraph" style:parent-style-name="Standard">
      <style:text-properties fo:background-color="#ff8080"/>
    </style:style>
    <style:style style:name="P1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hryomanes" fo:background-color="#0000ff"/>
    </style:style>
    <style:style style:name="T1" style:family="text">
      <style:text-properties style:font-name="Thryomane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is manual will help you for running the program for STREAMLINE VISULAZATION from the command line of you system and what should you have to do before running the program.</text:p>
      <text:p text:style-name="Standard"/>
      <text:p text:style-name="P7"># 1. First you please write your vtk Data File for Streamline visualiztion with the header file shows below:</text:p>
      <text:p text:style-name="Standard"/>
      <text:p text:style-name="P1"><text:s text:c="14"/># vtk DataFile Version 2.0</text:p>
      <text:p text:style-name="P1"><text:s text:c="16"/>test <text:tab/><text:tab/> <text:tab/> <text:tab/> <text:tab/> <text:tab/> <text:tab/> <text:tab/> <text:tab/> <text:tab/> <text:tab/> <text:tab/> </text:p>
      <text:p text:style-name="P1"><text:span text:style-name="T3"><text:s text:c="16"/>A</text:span>SCII<text:tab/> <text:tab/> <text:tab/> <text:tab/> <text:tab/> <text:tab/> <text:tab/> <text:tab/> <text:tab/> <text:tab/> <text:tab/> <text:tab/></text:p>
      <text:p text:style-name="P1"><text:s text:c="16"/>DATASET STRUCTURED_POINTS <text:tab/> <text:tab/> <text:tab/> <text:tab/> <text:tab/> <text:tab/> <text:tab/></text:p>
      <text:p text:style-name="P1"><text:s text:c="9"/><text:tab/> <text:s text:c="5"/>DIMENSIONS 128 128 128 <text:tab/> <text:tab/> <text:tab/> <text:tab/> <text:tab/> <text:tab/> <text:tab/> <text:tab/> </text:p>
      <text:p text:style-name="P1"><text:s text:c="16"/>ORIGIN 0 0 0 <text:tab/></text:p>
      <text:p text:style-name="P1"><text:s text:c="16"/>PACING 1 1 1 <text:tab/> <text:tab/> <text:tab/> <text:tab/> <text:tab/> <text:tab/> <text:tab/> <text:tab/></text:p>
      <text:p text:style-name="P1"><text:s text:c="16"/>POINT_DATA 2097152 <text:tab/> <text:tab/> <text:tab/> <text:tab/> <text:tab/> <text:tab/> <text:tab/> <text:tab/> <text:tab/> <text:tab/> <text:s text:c="5"/>VECTORS vectors floats </text:p>
      <text:p text:style-name="P1"/>
      <text:p text:style-name="P2"># T2.2 hen write your Geometry Data File to visualize Geometry Structure in the following ways:</text:p>
      <text:p text:style-name="P1"><text:s text:c="4"/>x <text:s text:c="16"/>y <text:s text:c="18"/>z <text:s text:c="20"/>r</text:p>
      <text:p text:style-name="P1">6.4000e+01<text:tab/>6.4000e+01<text:tab/>3.7800e+01<text:tab/>1.6000e+01</text:p>
      <text:p text:style-name="P1">5.0000e-01<text:tab/>5.0000e-01<text:tab/>1.1500e+01<text:tab/>5.0000e-01</text:p>
      <text:p text:style-name="P1">5.0000e-01<text:tab/>5.0000e-01<text:tab/>1.0500e+01<text:tab/>5.0000e-01</text:p>
      <text:p text:style-name="P1">5.0000e-01<text:tab/>1.5000e+00<text:tab/>1.1500e+01<text:tab/>5.0000e-01</text:p>
      <text:p text:style-name="P1"/>
      <text:p text:style-name="P1">*** You must have to put one <text:span text:style-name="T2">TAB</text:span> space in <text:s/>between x, y, z, and r in your data file to avoid any error message.</text:p>
      <text:p text:style-name="P3"/>
      <text:p text:style-name="P2"># <text:s/>Copy PYVTK64 in to the directory from where want to run the program for visualizing stream <text:s text:c="40"/>line.</text:p>
      <text:p text:style-name="P1">Now put the command for executing vtk and <text:s/>python from your system:</text:p>
      <text:p text:style-name="P1"><text:s/>.............&gt; cat pyvtk64</text:p>
      <text:p text:style-name="P1">After exctuing this command the output would be..</text:p>
      <text:p text:style-name="P1">export LD_LIBRARY_PATH=/usr/local64/stow/VTK-5.0.3/lib64:$LD_LIBRARY_PATH</text:p>
      <text:p text:style-name="P1">export LD_LIBRARY_PATH=/usr/local64/stow/VTK-5.0.3/lib:$LD_LIBRARY_PATH</text:p>
      <text:p text:style-name="P1">exportPYTHONPATH=/usr/local64/stow/VTK-5.0.3/lib64/python2.5/site-packages:$PYTHONPATH</text:p>
      <text:p text:style-name="P1"/>
      <text:p text:style-name="P1">Then the run <text:s/>pyvtk64</text:p>
      <text:p text:style-name="P1">.............&gt; . pyvtk64</text:p>
      <text:p text:style-name="P1"/>
      <text:p text:style-name="P2"># Now you are ready to run the Program “ FinalStreamtracermod.py” from your system and <text:s/>to do this please write following command</text:p>
      <text:p text:style-name="P1"/>
      <text:p text:style-name="P4"><text:soft-page-break/>Command to run a single File:</text:p>
      <text:p text:style-name="P1"/>
      <text:p text:style-name="P1">...................&gt; ./FinalStreamtracermod.py “You vtk File Name” “ Your Geometry File Name”</text:p>
      <text:p text:style-name="P1"/>
      <text:p text:style-name="P1">Example:</text:p>
      <text:p text:style-name="P9"><text:span text:style-name="T1">...................&gt;.</text:span>/FinalStreamtracermod.py spheres-00002000.vtk.noheadtab flow.20000.vtk.newheader</text:p>
      <text:p text:style-name="P1"/>
      <text:p text:style-name="P1"/>
      <text:p text:style-name="P4">Command to run multiple Files:</text:p>
      <text:p text:style-name="P10">To run multiple files you can do the following <text:s/>but you must have to do necessary changes according to your file path, name of the file and ranges.</text:p>
      <text:p text:style-name="P5"/>
      <text:p text:style-name="P6">Example</text:p>
      <text:p text:style-name="P5">i=100;</text:p>
      <text:p text:style-name="P5">while [ $i -lt 900 ];do</text:p>
      <text:p text:style-name="P5">echo spheres-00000$i.vtk.noheadtab;</text:p>
      <text:p text:style-name="P5"><text:s/>echo flow.$i00.vtk.newheader; </text:p>
      <text:p text:style-name="P5"><text:s/>echo Running Python Script:;</text:p>
      <text:p text:style-name="P5">./FinalStreamtracermod.py /data/data1/mnazruli/nobackup/spheres-00000$i.vtk.noheadtab</text:p>
      <text:p text:style-name="P5">/data/data1/mnazruli/nobackup/flow.$i00.vtk.newheader;</text:p>
      <text:p text:style-name="P5">mv Streamline.png /data/data1/mnazruli/nobackup/Streamlines.$i.png;</text:p>
      <text:p text:style-name="P5">let i=$i+100;</text:p>
      <text:p text:style-name="P5">done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ryomanes" svg:font-family="Thryomanes" style:font-pitch="variable"/>
    <style:font-face style:name="Zekton" svg:font-family="Zekto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Mohammad Islam</meta:initial-creator>
    <meta:creation-date>2008-09-24T15:30:05</meta:creation-date>
    <dc:creator>Mohammad Islam</dc:creator>
    <dc:date>2008-09-24T16:51:30</dc:date>
    <meta:editing-cycles>6</meta:editing-cycles>
    <meta:editing-duration>PT1H10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4" meta:word-count="355" meta:character-count="2581"/>
  </office:meta>
</office:document-meta>
</file>